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0.1201in" table:align="center"/>
    </style:style>
    <style:style style:name="Tableau1.A" style:family="table-column">
      <style:table-column-properties style:column-width="1.4458in"/>
    </style:style>
    <style:style style:name="Tableau1.B" style:family="table-column">
      <style:table-column-properties style:column-width="1.7347in"/>
    </style:style>
    <style:style style:name="Tableau1.F" style:family="table-column">
      <style:table-column-properties style:column-width="1.7354in"/>
    </style:style>
    <style:style style:name="Tableau1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.F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1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1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1.3" style:family="table-row">
      <style:table-row-properties style:min-row-height="1.5188in"/>
    </style:style>
    <style:style style:name="Tableau1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1.4" style:family="table-row">
      <style:table-row-properties style:min-row-height="1.7056in"/>
    </style:style>
    <style:style style:name="Tableau1.5" style:family="table-row">
      <style:table-row-properties style:min-row-height="1.9556in"/>
    </style:style>
    <style:style style:name="Tableau1.6" style:family="table-row">
      <style:table-row-properties style:min-row-height="0.4764in"/>
    </style:style>
    <style:style style:name="Tableau1.7" style:family="table-row">
      <style:table-row-properties style:min-row-height="2.7875in"/>
    </style:style>
    <style:style style:name="Tableau1.8" style:family="table-row">
      <style:table-row-properties style:min-row-height="1.6979in"/>
    </style:style>
    <style:style style:name="Tableau1.9" style:family="table-row">
      <style:table-row-properties style:min-row-height="1.1986in"/>
    </style:style>
    <style:style style:name="Tableau3" style:family="table">
      <style:table-properties style:width="10.1181in" table:align="center"/>
    </style:style>
    <style:style style:name="Tableau3.A" style:family="table-column">
      <style:table-column-properties style:column-width="1.4451in"/>
    </style:style>
    <style:style style:name="Tableau3.B" style:family="table-column">
      <style:table-column-properties style:column-width="2.891in"/>
    </style:style>
    <style:style style:name="Tableau3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3.D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3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3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3.3" style:family="table-row"/>
    <style:style style:name="Tableau3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4" style:family="table">
      <style:table-properties style:width="10.1174in" table:align="center"/>
    </style:style>
    <style:style style:name="Tableau4.A" style:family="table-column">
      <style:table-column-properties style:column-width="1.4451in"/>
    </style:style>
    <style:style style:name="Tableau4.B" style:family="table-column">
      <style:table-column-properties style:column-width="4.3361in"/>
    </style:style>
    <style:style style:name="Tableau4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4.C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4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4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4.3" style:family="table-row"/>
    <style:style style:name="Tableau4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5" style:family="table">
      <style:table-properties style:width="10.1181in" table:align="center"/>
    </style:style>
    <style:style style:name="Tableau5.A" style:family="table-column">
      <style:table-column-properties style:column-width="0.6319in"/>
    </style:style>
    <style:style style:name="Tableau5.B" style:family="table-column">
      <style:table-column-properties style:column-width="2.3715in"/>
    </style:style>
    <style:style style:name="Tableau5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5.D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5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5.E2" style:family="table-cell">
      <style:table-cell-properties style:vertical-align="middle"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5.B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5.4" style:family="table-row"/>
    <style:style style:name="Tableau5.B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2" style:family="table">
      <style:table-properties style:width="10.1194in" table:align="center"/>
    </style:style>
    <style:style style:name="Tableau2.A" style:family="table-column">
      <style:table-column-properties style:column-width="1.4451in"/>
    </style:style>
    <style:style style:name="Tableau2.B" style:family="table-column">
      <style:table-column-properties style:column-width="1.7347in"/>
    </style:style>
    <style:style style:name="Tableau2.F" style:family="table-column">
      <style:table-column-properties style:column-width="1.7354in"/>
    </style:style>
    <style:style style:name="Tableau2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2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2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2.3" style:family="table-row">
      <style:table-row-properties style:min-row-height="1.3951in"/>
    </style:style>
    <style:style style:name="Tableau2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2.4" style:family="table-row">
      <style:table-row-properties style:min-row-height="0.3806in"/>
    </style:style>
    <style:style style:name="Tableau2.5" style:family="table-row">
      <style:table-row-properties style:min-row-height="1.4944in"/>
    </style:style>
    <style:style style:name="P1" style:family="paragraph" style:parent-style-name="Standard">
      <style:paragraph-properties fo:text-align="center" style:justify-single-word="false"/>
      <style:text-properties style:font-name="Ubuntu"/>
    </style:style>
    <style:style style:name="P2" style:family="paragraph" style:parent-style-name="Textformatvorlag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Ubuntu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14pt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24pt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style:font-name="Ubuntu" fo:font-size="10pt" style:font-size-asian="8.75pt" style:font-size-complex="10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Ubuntu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 style:shadow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font-name="Ubuntu"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__DdeLink__1736_594081288"/>Ubuntu Party – samedi 26 novembre 2011<text:bookmark-end text:name="__DdeLink__1736_594081288"/></text:p>
      <text:p text:style-name="P1"/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10">Conférences</text:p>
            <text:p text:style-name="P10">grand public</text:p>
            <text:p text:style-name="P10">Amphi A001</text:p>
          </table:table-cell>
          <table:table-cell table:style-name="Tableau1.A1" office:value-type="string">
            <text:p text:style-name="P10">Conférences</text:p>
            <text:p text:style-name="P10">techniques</text:p>
            <text:p text:style-name="P10">Amphi A002</text:p>
          </table:table-cell>
          <table:table-cell table:style-name="Tableau1.A1" office:value-type="string">
            <text:p text:style-name="P10">Conférences multimédia</text:p>
            <text:p text:style-name="P10">Amphi C002</text:p>
          </table:table-cell>
          <table:table-cell table:style-name="Tableau1.A1" office:value-type="string">
            <text:p text:style-name="P10">Mini-conférences Ubuntu</text:p>
            <text:p text:style-name="P10">Salle C102</text:p>
          </table:table-cell>
          <table:table-cell table:style-name="Tableau1.F1" office:value-type="string">
            <text:p text:style-name="P10">Et aussi...</text:p>
          </table:table-cell>
        </table:table-row>
        <table:table-row>
          <table:table-cell table:style-name="Tableau1.A2" office:value-type="string">
            <text:p text:style-name="P10">13h</text:p>
          </table:table-cell>
          <table:table-cell table:style-name="Tableau1.B2" table:number-columns-spanned="5" office:value-type="string">
            <text:p text:style-name="P10">Ouverture au public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2" office:value-type="string">
            <text:p text:style-name="P10">14h</text:p>
          </table:table-cell>
          <table:table-cell table:style-name="Tableau1.B3" office:value-type="string">
            <text:p text:style-name="P11">Présentation des nouveautés d'Ubuntu 11.10</text:p>
            <text:p text:style-name="P10"><text:span text:style-name="T4">Rick Spencer</text:span> <text:span text:style-name="T6">directeur de l'ingénierie chez Canonical</text:span></text:p>
          </table:table-cell>
          <table:table-cell table:style-name="Tableau1.B3" office:value-type="string">
            <text:p text:style-name="P11">Gestion de la qualité dans Debian</text:p>
            <text:p text:style-name="P12">Lucas Nussbaum</text:p>
            <text:p text:style-name="P14">maître de conférence à l'Université Nancy 2 et développeur Debian</text:p>
          </table:table-cell>
          <table:table-cell table:style-name="Tableau1.B3" office:value-type="string">
            <text:p text:style-name="P10"><text:span text:style-name="T2">Mypaint : Comprendre la création de brosses numériques (et démonstration)</text:span><text:line-break/><text:span text:style-name="T4">David Revoy</text:span></text:p>
          </table:table-cell>
          <table:table-cell table:style-name="Tableau1.B3" office:value-type="string">
            <text:p text:style-name="P11"><text:bookmark-start text:name="__DdeLink__1732_594081288"/>Démo installation Ubuntu</text:p>
            <text:p text:style-name="P14">14h10</text:p>
            <text:p text:style-name="P10"/>
            <text:p text:style-name="P11">Premiers pas avec Ubuntu</text:p>
            <text:p text:style-name="P14">14h30<text:bookmark-end text:name="__DdeLink__1732_594081288"/></text:p>
          </table:table-cell>
          <table:table-cell table:style-name="Tableau1.B2" table:number-rows-spanned="3" office:value-type="string">
            <text:p text:style-name="P11"><text:bookmark-start text:name="__DdeLink__1734_594081288"/>Install party Ubuntu</text:p>
            <text:p text:style-name="P10">salle C101-C103</text:p>
            <text:p text:style-name="P10"/>
            <text:p text:style-name="P11">Démonstrations</text:p>
            <text:p text:style-name="P10">mezzanine hall C</text:p>
            <text:p text:style-name="P10"/>
            <text:p text:style-name="P11">Boutique, buvette, stands associatifs</text:p>
            <text:p text:style-name="P10">hall C<text:bookmark-end text:name="__DdeLink__1734_594081288"/></text:p>
          </table:table-cell>
        </table:table-row>
        <table:table-row table:style-name="Tableau1.4">
          <table:table-cell table:style-name="Tableau1.A2" office:value-type="string">
            <text:p text:style-name="P10">15h</text:p>
          </table:table-cell>
          <table:table-cell table:style-name="Tableau1.B3" office:value-type="string">
            <text:p text:style-name="P10"><text:span text:style-name="T2">Le logiciel libre : un modèle de société</text:span><text:line-break/><text:span text:style-name="T4">François Pellegrini</text:span> <text:span text:style-name="T6">professeur d'informatique à l'Université Bordeaux 1</text:span></text:p>
          </table:table-cell>
          <table:table-cell table:style-name="Tableau1.B3" office:value-type="string">
            <text:p text:style-name="P10"><text:span text:style-name="T2">Derrière la scène : comment et grâce à qui l'Internet fonctionne t-il ?</text:span><text:line-break/><text:span text:style-name="T4">Stéphane Bortzmeyer</text:span></text:p>
            <text:p text:style-name="P10"><text:span text:style-name="T6">ingénieur au service R&amp;D de l'AFNIC</text:span></text:p>
          </table:table-cell>
          <table:table-cell table:style-name="Tableau1.B3" office:value-type="string">
            <text:p text:style-name="P10"><text:span text:style-name="T2">Blender, une solution libre pour la création Audiovisuelle et les effets visuels </text:span><text:line-break/><text:span text:style-name="T4">François Grassard</text:span></text:p>
          </table:table-cell>
          <table:table-cell table:style-name="Tableau1.B3" office:value-type="string">
            <text:p text:style-name="P11">Démo installation Ubuntu</text:p>
            <text:p text:style-name="P14">15h10</text:p>
            <text:p text:style-name="P10"/>
            <text:p text:style-name="P11">Premiers pas avec Ubuntu</text:p>
            <text:p text:style-name="P14">15h30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10">16h</text:p>
          </table:table-cell>
          <table:table-cell table:style-name="Tableau1.B3" office:value-type="string">
            <text:p text:style-name="P10"><text:span text:style-name="T2">10 ans de Wikipédia</text:span><text:line-break/><text:span text:style-name="T4">Guillaume Paumier</text:span></text:p>
          </table:table-cell>
          <table:table-cell table:style-name="Tableau1.B3" office:value-type="string">
            <text:p text:style-name="P10"><text:span text:style-name="T2">Tango: Un exemple de logiciel libre pour le contrôle de grands instruments de physique</text:span><text:line-break/><text:span text:style-name="T4">Emmanuel Taurel</text:span></text:p>
            <text:p text:style-name="P14">ingénieur logiciel à l'ESRF</text:p>
          </table:table-cell>
          <table:table-cell table:style-name="Tableau1.B3" office:value-type="string">
            <text:p text:style-name="P10"><text:span text:style-name="T2">Darktable : un logiciel adapté au flux de travail du photographe</text:span> <text:line-break/><text:span text:style-name="T4">Olivier Tribout</text:span><text:line-break/><text:line-break/><text:span text:style-name="T2">Introduction à la M.A.O sous Linux</text:span><text:line-break/><text:span text:style-name="T4">François Girault</text:span></text:p>
          </table:table-cell>
          <table:table-cell table:style-name="Tableau1.B3" office:value-type="string">
            <text:p text:style-name="P11">Démo installation Ubuntu</text:p>
            <text:p text:style-name="P14">16h10</text:p>
            <text:p text:style-name="P10"/>
            <text:p text:style-name="P11">Premiers pas avec Ubuntu</text:p>
            <text:p text:style-name="P14">16h30</text:p>
          </table:table-cell>
          <table:covered-table-cell/>
        </table:table-row>
        <text:soft-page-break/>
        <table:table-row table:style-name="Tableau1.6">
          <table:table-cell table:style-name="Tableau1.A2" office:value-type="string">
            <text:p text:style-name="P10">17h</text:p>
          </table:table-cell>
          <table:table-cell table:style-name="Tableau1.B2" table:number-columns-spanned="5" office:value-type="string">
            <text:p text:style-name="P10">Pause</text:p>
          </table:table-cell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2" office:value-type="string">
            <text:p text:style-name="P10">17h15</text:p>
          </table:table-cell>
          <table:table-cell table:style-name="Tableau1.B3" office:value-type="string">
            <text:p text:style-name="P10"><text:span text:style-name="T2">L'Open Data expliqué à ma mère</text:span><text:line-break/><text:span text:style-name="T4">Claire Gallon</text:span></text:p>
            <text:p text:style-name="P14">co-fondatrice de l'association Libertic</text:p>
          </table:table-cell>
          <table:table-cell table:style-name="Tableau1.B3" office:value-type="string">
            <text:p text:style-name="P10"><text:span text:style-name="T2">OpenStack, le cloud libre</text:span><text:line-break/><text:span text:style-name="T4">Thierry Carrez</text:span> <text:span text:style-name="T6">release manager du projet OpenStack</text:span></text:p>
          </table:table-cell>
          <table:table-cell table:style-name="Tableau1.B3" office:value-type="string">
            <text:p text:style-name="P10"><text:span text:style-name="T2">Ardour : une station de travail audio-numérique </text:span><text:line-break/><text:span text:style-name="T4">François Girault</text:span><text:line-break/><text:line-break/><text:span text:style-name="T2">Floss Manuals fr, ou le nouveau pari de la documentation libre de qualité sur le Libre</text:span><text:line-break/><text:span text:style-name="T4">Elisa de Castro Guerra</text:span></text:p>
          </table:table-cell>
          <table:table-cell table:style-name="Tableau1.B3" office:value-type="string">
            <text:p text:style-name="P11">Démo installation Ubuntu</text:p>
            <text:p text:style-name="P14">17h20</text:p>
            <text:p text:style-name="P10"/>
            <text:p text:style-name="P11">Premiers pas avec Ubuntu</text:p>
            <text:p text:style-name="P14">17h40</text:p>
          </table:table-cell>
          <table:table-cell table:style-name="Tableau1.B2" table:number-rows-spanned="2" office:value-type="string">
            <text:p text:style-name="P11">Install party Ubuntu</text:p>
            <text:p text:style-name="P10">salle C101-C103</text:p>
            <text:p text:style-name="P10"/>
            <text:p text:style-name="P11">Démonstrations</text:p>
            <text:p text:style-name="P10">mezzanine hall C</text:p>
            <text:p text:style-name="P10"/>
            <text:p text:style-name="P11">Boutique, buvette, stands associatifs</text:p>
            <text:p text:style-name="P10">hall C</text:p>
          </table:table-cell>
        </table:table-row>
        <table:table-row table:style-name="Tableau1.8">
          <table:table-cell table:style-name="Tableau1.A2" office:value-type="string">
            <text:p text:style-name="P10">18h15</text:p>
          </table:table-cell>
          <table:table-cell table:style-name="Tableau1.B3" office:value-type="string">
            <text:p text:style-name="P10"><text:span text:style-name="T2">Logiciel Libre et Économie Sociale et Solidaire, quels échanges possibles ?</text:span><text:line-break/><text:span text:style-name="T4">Aurore Rousseaux</text:span></text:p>
          </table:table-cell>
          <table:table-cell table:style-name="Tableau1.B3" office:value-type="string">
            <text:p text:style-name="P10"><text:span text:style-name="T2">De la 0.01 à la 3.0 : 20 ans de Linux</text:span><text:line-break/><text:span text:style-name="T4">Thomas Petazzoni</text:span> <text:span text:style-name="T6">ingénieur Linux embarqué chez Free Electrons</text:span></text:p>
          </table:table-cell>
          <table:table-cell table:style-name="Tableau1.B3" office:value-type="string">
            <text:p text:style-name="P10"><text:span text:style-name="T2">Utilisations professionnelles de Scribus et impact de Scribus dans l'édition africaine</text:span><text:line-break/><text:span text:style-name="T4">Cédric Gémy</text:span></text:p>
          </table:table-cell>
          <table:table-cell table:style-name="Tableau1.B3" office:value-type="string">
            <text:p text:style-name="P11">Démo installation Ubuntu</text:p>
            <text:p text:style-name="P14">18h10</text:p>
            <text:p text:style-name="P10"/>
            <text:p text:style-name="P11">Premiers pas avec Ubuntu</text:p>
            <text:p text:style-name="P14">18h40</text:p>
          </table:table-cell>
          <table:covered-table-cell/>
        </table:table-row>
        <table:table-row table:style-name="Tableau1.9">
          <table:table-cell table:style-name="Tableau1.A2" office:value-type="string">
            <text:p text:style-name="P10">19h15</text:p>
          </table:table-cell>
          <table:table-cell table:style-name="Tableau1.B2" table:number-columns-spanned="5" office:value-type="string">
            <text:p text:style-name="P10">Conférence de clôture<text:line-break/><text:span text:style-name="T2">Improvisation sur l'actualité d'Internet, de la défense des libertés fondamentales sur Internet, de la vie, l'univers et tout le reste</text:span><text:line-break/><text:span text:style-name="T4">Jérémie Zimmermann</text:span></text:p>
            <text:p text:style-name="P14">co-fondateur et animateur de la Quadrature du N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10">20h15</text:p>
          </table:table-cell>
          <table:table-cell table:style-name="Tableau1.B2" table:number-columns-spanned="5" office:value-type="string">
            <text:p text:style-name="P10"><text:span text:style-name="T1">Apéritif de clôture</text:span><text:line-break/>en présence des intervenants </text:p>
          </table:table-cell>
          <table:covered-table-cell/>
          <table:covered-table-cell/>
          <table:covered-table-cell/>
          <table:covered-table-cell/>
        </table:table-row>
      </table:table>
      <text:p text:style-name="P3"><text:bookmark-start text:name="__DdeLink__1750_594081288"/><text:soft-page-break/><text:span text:style-name="T9">DrupalCamp – samedi 26 novembre 2011</text:span></text:p>
      <text:p text:style-name="P8"/>
      <table:table table:name="Tableau3" table:style-name="Tableau3">
        <table:table-column table:style-name="Tableau3.A"/>
        <table:table-column table:style-name="Tableau3.B" table:number-columns-repeated="3"/>
        <table:table-row>
          <table:table-cell table:style-name="Tableau3.A1" office:value-type="string">
            <text:p text:style-name="P19"/>
          </table:table-cell>
          <table:table-cell table:style-name="Tableau3.A1" office:value-type="string">
            <text:p text:style-name="P10">Salle Zen</text:p>
            <text:p text:style-name="P10">A201</text:p>
          </table:table-cell>
          <table:table-cell table:style-name="Tableau3.A1" office:value-type="string">
            <text:p text:style-name="P10">Salle Basic</text:p>
            <text:p text:style-name="P10">A202</text:p>
          </table:table-cell>
          <table:table-cell table:style-name="Tableau3.D1" office:value-type="string">
            <text:p text:style-name="P10">Salle Omega</text:p>
            <text:p text:style-name="P10">A203</text:p>
          </table:table-cell>
        </table:table-row>
        <table:table-row>
          <table:table-cell table:style-name="Tableau3.A2" office:value-type="string">
            <text:p text:style-name="P10">13h</text:p>
          </table:table-cell>
          <table:table-cell table:style-name="Tableau3.B2" table:number-columns-spanned="3" office:value-type="string">
            <text:p text:style-name="P10">Ouverture au public</text:p>
          </table:table-cell>
          <table:covered-table-cell/>
          <table:covered-table-cell/>
        </table:table-row>
        <table:table-row table:style-name="Tableau3.3">
          <table:table-cell table:style-name="Tableau3.A2" office:value-type="string">
            <text:p text:style-name="P10">14h</text:p>
          </table:table-cell>
          <table:table-cell table:style-name="Tableau3.B3" office:value-type="string">
            <text:p text:style-name="P11">Intégration Continue</text:p>
            <text:p text:style-name="P12">Greg Harvey</text:p>
            <text:p text:style-name="P10">en anglais</text:p>
          </table:table-cell>
          <table:table-cell table:style-name="Tableau3.B3" office:value-type="string">
            <text:p text:style-name="P11">Drupal en français : problème, état de la traduction, futur</text:p>
            <text:p text:style-name="P12">SebCorbin, Fseries</text:p>
            <text:p text:style-name="P10">en français</text:p>
          </table:table-cell>
          <table:table-cell table:style-name="Tableau3.B2" office:value-type="string">
            <text:p text:style-name="P10"><text:span text:style-name="T2">Echanges autour de Drupal &amp; Facebook</text:span></text:p>
            <text:p text:style-name="P12">Raphael Apard</text:p>
            <text:p text:style-name="P10">en français</text:p>
          </table:table-cell>
        </table:table-row>
        <table:table-row table:style-name="Tableau3.3">
          <table:table-cell table:style-name="Tableau3.A2" office:value-type="string">
            <text:p text:style-name="P10">15h</text:p>
          </table:table-cell>
          <table:table-cell table:style-name="Tableau3.B3" office:value-type="string">
            <text:p text:style-name="P11">Drupal Organic Groups</text:p>
            <text:p text:style-name="P12">Amitaibu</text:p>
            <text:p text:style-name="P10">en anglais</text:p>
          </table:table-cell>
          <table:table-cell table:style-name="Tableau3.B3" office:value-type="string">
            <text:p text:style-name="P11">Les distributions existantes</text:p>
            <text:p text:style-name="P12">Simon Georges</text:p>
            <text:p text:style-name="P10">en français</text:p>
          </table:table-cell>
          <table:table-cell table:style-name="Tableau3.B2" office:value-type="string">
            <text:p text:style-name="P11">Débats sur Layouts : Panels, DS, Delta, etc…</text:p>
            <text:p text:style-name="P12">David Giamporcaro</text:p>
            <text:p text:style-name="P10">en français</text:p>
          </table:table-cell>
        </table:table-row>
        <table:table-row table:style-name="Tableau3.3">
          <table:table-cell table:style-name="Tableau3.A2" office:value-type="string">
            <text:p text:style-name="P10">16h</text:p>
          </table:table-cell>
          <table:table-cell table:style-name="Tableau3.B3" office:value-type="string">
            <text:p text:style-name="P11">Security in Drupal</text:p>
            <text:p text:style-name="P12">Jakub Suchy, Acquia</text:p>
            <text:p text:style-name="P10">en anglais</text:p>
          </table:table-cell>
          <table:table-cell table:style-name="Tableau3.B3" office:value-type="string">
            <text:p text:style-name="P11">Drupal pour les éditeurs de site et rédacteurs de contenus</text:p>
            <text:p text:style-name="P12">L. Cros</text:p>
            <text:p text:style-name="P10">en français</text:p>
          </table:table-cell>
          <table:table-cell table:style-name="Tableau3.B2" office:value-type="string">
            <text:p text:style-name="P11">Speed Job</text:p>
          </table:table-cell>
        </table:table-row>
        <table:table-row table:style-name="Tableau3.3">
          <table:table-cell table:style-name="Tableau3.A2" office:value-type="string">
            <text:p text:style-name="P10">17h</text:p>
          </table:table-cell>
          <table:table-cell table:style-name="Tableau3.B2" table:number-columns-spanned="3" office:value-type="string">
            <text:p text:style-name="P15">Pause</text:p>
          </table:table-cell>
          <table:covered-table-cell/>
          <table:covered-table-cell/>
        </table:table-row>
        <table:table-row table:style-name="Tableau3.3">
          <table:table-cell table:style-name="Tableau3.A2" office:value-type="string">
            <text:p text:style-name="P10">17h15</text:p>
          </table:table-cell>
          <table:table-cell table:style-name="Tableau3.B3" office:value-type="string">
            <text:p text:style-name="P11">Drupal, Varnish &amp; ESI</text:p>
            <text:p text:style-name="P13">Marcus Deglos</text:p>
            <text:p text:style-name="P15">en anglais</text:p>
          </table:table-cell>
          <table:table-cell table:style-name="Tableau3.B3" office:value-type="string">
            <text:p text:style-name="P11">Démo DrupalCommerce</text:p>
            <text:p text:style-name="P15">en français</text:p>
          </table:table-cell>
          <table:table-cell table:style-name="Tableau3.B2" office:value-type="string">
            <text:p text:style-name="P11">Gérer un site uniquement avec des flux</text:p>
            <text:p text:style-name="P13">asplamagnifique et tychris</text:p>
            <text:p text:style-name="P15">en français</text:p>
          </table:table-cell>
        </table:table-row>
        <table:table-row table:style-name="Tableau3.3">
          <table:table-cell table:style-name="Tableau3.A2" office:value-type="string">
            <text:p text:style-name="P10">18h15</text:p>
          </table:table-cell>
          <table:table-cell table:style-name="Tableau3.B3" office:value-type="string">
            <text:p text:style-name="P11">The Philosopher's Guide to Drupal</text:p>
            <text:p text:style-name="P13">Andrew Melck, Acquia</text:p>
            <text:p text:style-name="P16">en anglais</text:p>
          </table:table-cell>
          <table:table-cell table:style-name="Tableau3.B3" office:value-type="string">
            <text:p text:style-name="P11">Gérer un gros projet Drupal</text:p>
            <text:p text:style-name="P13">Quentin Delance</text:p>
            <text:p text:style-name="P15">en français</text:p>
          </table:table-cell>
          <table:table-cell table:style-name="Tableau3.B2" office:value-type="string">
            <text:p text:style-name="P11"><text:s/>Aegir, de la théorie à la pratique <text:span text:style-name="T5">Q. Labadens</text:span></text:p>
            <text:p text:style-name="P15"><text:span text:style-name="T8">en français</text:span></text:p>
          </table:table-cell>
        </table:table-row>
        <table:table-row table:style-name="Tableau3.3">
          <table:table-cell table:style-name="Tableau3.A2" office:value-type="string">
            <text:p text:style-name="P10">19h15</text:p>
          </table:table-cell>
          <table:table-cell table:style-name="Tableau3.B2" table:number-columns-spanned="3" office:value-type="string">
            <text:p text:style-name="P11">Conférence de clôture « Neutralité du Net » avec Jérémie Zimmermann, amphi A001</text:p>
          </table:table-cell>
          <table:covered-table-cell/>
          <table:covered-table-cell/>
        </table:table-row>
        <table:table-row table:style-name="Tableau3.3">
          <table:table-cell table:style-name="Tableau3.A2" office:value-type="string">
            <text:p text:style-name="P10">20h15</text:p>
          </table:table-cell>
          <table:table-cell table:style-name="Tableau3.B2" table:number-columns-spanned="3" office:value-type="string">
            <text:p text:style-name="P11">Apéritif de clôture</text:p>
          </table:table-cell>
          <table:covered-table-cell/>
          <table:covered-table-cell/>
        </table:table-row>
      </table:table>
      <text:p text:style-name="Standard"/>
      <text:p text:style-name="P4"><text:bookmark-start text:name="__DdeLink__1757_594081288"/><text:soft-page-break/>Akademy-fr – samedi 26 novembre 2011<text:bookmark-end text:name="__DdeLink__1757_594081288"/></text:p>
      <text:p text:style-name="P4"><text:bookmark-start text:name="__DdeLink__1759_594081288"/></text:p>
      <text:p text:style-name="P8"/>
      <table:table table:name="Tableau4" table:style-name="Tableau4">
        <table:table-column table:style-name="Tableau4.A"/>
        <table:table-column table:style-name="Tableau4.B" table:number-columns-repeated="2"/>
        <table:table-row>
          <table:table-cell table:style-name="Tableau4.A1" office:value-type="string">
            <text:p text:style-name="P19"/>
          </table:table-cell>
          <table:table-cell table:style-name="Tableau4.A1" office:value-type="string">
            <text:p text:style-name="P10">Session grand public</text:p>
            <text:p text:style-name="P10">A302</text:p>
          </table:table-cell>
          <table:table-cell table:style-name="Tableau4.C1" office:value-type="string">
            <text:p text:style-name="P10">Session contributeur</text:p>
            <text:p text:style-name="P10">A303</text:p>
          </table:table-cell>
        </table:table-row>
        <table:table-row>
          <table:table-cell table:style-name="Tableau4.A2" office:value-type="string">
            <text:p text:style-name="P10">13h</text:p>
          </table:table-cell>
          <table:table-cell table:style-name="Tableau4.B2" table:number-columns-spanned="2" office:value-type="string">
            <text:p text:style-name="P10">Ouverture au public</text:p>
          </table:table-cell>
          <table:covered-table-cell/>
        </table:table-row>
        <table:table-row table:style-name="Tableau4.3">
          <table:table-cell table:style-name="Tableau4.A2" office:value-type="string">
            <text:p text:style-name="P10">14h</text:p>
          </table:table-cell>
          <table:table-cell table:style-name="Tableau4.B3" office:value-type="string">
            <text:p text:style-name="P10"><text:span text:style-name="T2">KDE, être efficace en toutes circonstances</text:span><text:line-break/><text:span text:style-name="T4">Benjamin Port</text:span></text:p>
          </table:table-cell>
          <table:table-cell table:style-name="Tableau4.B2" office:value-type="string">
            <text:p text:style-name="P10"><text:span text:style-name="T2">Développer avec QML</text:span><text:line-break/><text:span text:style-name="T4">Aurélien Gâteau</text:span></text:p>
          </table:table-cell>
        </table:table-row>
        <table:table-row table:style-name="Tableau4.3">
          <table:table-cell table:style-name="Tableau4.A2" office:value-type="string">
            <text:p text:style-name="P10">15h</text:p>
          </table:table-cell>
          <table:table-cell table:style-name="Tableau4.B3" office:value-type="string">
            <text:p text:style-name="P10"><text:span text:style-name="T2">KDE edu</text:span><text:line-break/><text:span text:style-name="T4">Anne-Marie Mahfouf et Aleix Pol</text:span></text:p>
          </table:table-cell>
          <table:table-cell table:style-name="Tableau4.B2" office:value-type="string">
            <text:p text:style-name="P10"><text:span text:style-name="T2">Calligra, de l'utilisateur au développeur</text:span><text:line-break/><text:span text:style-name="T4">Jean-Nicolas Artaud</text:span></text:p>
          </table:table-cell>
        </table:table-row>
        <table:table-row table:style-name="Tableau4.3">
          <table:table-cell table:style-name="Tableau4.A2" office:value-type="string">
            <text:p text:style-name="P10">16h</text:p>
          </table:table-cell>
          <table:table-cell table:style-name="Tableau4.B3" office:value-type="string">
            <text:p text:style-name="P10"><text:span text:style-name="T2">Plasma Active</text:span><text:line-break/><text:span text:style-name="T4">Anne-Marie Mahfouf</text:span></text:p>
          </table:table-cell>
          <table:table-cell table:style-name="Tableau4.B2" office:value-type="string">
            <text:p text:style-name="P10"><text:span text:style-name="T2">Traduction</text:span><text:line-break/><text:span text:style-name="T4">Sébastien Renard et Ludovic Grossard</text:span></text:p>
          </table:table-cell>
        </table:table-row>
        <table:table-row table:style-name="Tableau4.3">
          <table:table-cell table:style-name="Tableau4.A2" office:value-type="string">
            <text:p text:style-name="P10">17h</text:p>
          </table:table-cell>
          <table:table-cell table:style-name="Tableau4.B2" table:number-columns-spanned="2" office:value-type="string">
            <text:p text:style-name="P10">Pause</text:p>
          </table:table-cell>
          <table:covered-table-cell/>
        </table:table-row>
        <table:table-row table:style-name="Tableau4.3">
          <table:table-cell table:style-name="Tableau4.A2" office:value-type="string">
            <text:p text:style-name="P10">17h15</text:p>
          </table:table-cell>
          <table:table-cell table:style-name="Tableau4.B3" office:value-type="string">
            <text:p text:style-name="P10"><text:span text:style-name="T2">Skrooge</text:span><text:line-break/><text:span text:style-name="T4">Stéphane Mankowski et Guillaume De Bure</text:span></text:p>
          </table:table-cell>
          <table:table-cell table:style-name="Tableau4.B2" office:value-type="string">
            <text:p text:style-name="P10"><text:span text:style-name="T2">KDE Frameworks</text:span><text:line-break/><text:span text:style-name="T4">David Faure et Kévin Ottens</text:span></text:p>
          </table:table-cell>
        </table:table-row>
        <table:table-row table:style-name="Tableau4.3">
          <table:table-cell table:style-name="Tableau4.A2" office:value-type="string">
            <text:p text:style-name="P10">18h15</text:p>
          </table:table-cell>
          <table:table-cell table:style-name="Tableau4.B2" table:number-columns-spanned="2" office:value-type="string">
            <text:p text:style-name="P10"><text:span text:style-name="T2">Développement d'une communauté, KDE Espana</text:span><text:line-break/><text:span text:style-name="T4">Aleix Pol</text:span></text:p>
          </table:table-cell>
          <table:covered-table-cell/>
        </table:table-row>
        <table:table-row table:style-name="Tableau4.3">
          <table:table-cell table:style-name="Tableau4.A2" office:value-type="string">
            <text:p text:style-name="P10">19h15</text:p>
          </table:table-cell>
          <table:table-cell table:style-name="Tableau4.B2" table:number-columns-spanned="2" office:value-type="string">
            <text:p text:style-name="P11">Conférence de clôture « Neutralité du Net » avec Jérémie Zimmermann, amphi A001</text:p>
          </table:table-cell>
          <table:covered-table-cell/>
        </table:table-row>
        <table:table-row table:style-name="Tableau4.3">
          <table:table-cell table:style-name="Tableau4.A2" office:value-type="string">
            <text:p text:style-name="P10">20h15</text:p>
          </table:table-cell>
          <table:table-cell table:style-name="Tableau4.B2" table:number-columns-spanned="2" office:value-type="string">
            <text:p text:style-name="P11">Apéritif de clôture</text:p>
          </table:table-cell>
          <table:covered-table-cell/>
        </table:table-row>
      </table:table>
      <text:p text:style-name="Standard"><text:bookmark-end text:name="__DdeLink__1759_594081288"/></text:p>
      <text:p text:style-name="P9"><text:span text:style-name="T7">Ubuntu Party – dimanche 27 novembre 2011</text:span></text:p>
      <text:p text:style-name="P5"/>
      <text:p text:style-name="P6"><text:bookmark-start text:name="__DdeLink__1765_594081288"/>L'accès aux ateliers Ubuntu Party est gratuit, sur inscription.<text:bookmark-end text:name="__DdeLink__1765_594081288"/><text:line-break/>Inscription sur <text:a xlink:type="simple" xlink:href="http://toulibre.org/ubuntuparty">http://toulibre.org/ubuntuparty</text:a> ou après de l'accueil de Capitole du Libre.</text:p>
      <text:p text:style-name="P6"/>
      <text:p text:style-name="Standard"/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10">Ateliers</text:p>
            <text:p text:style-name="P10">salle C101</text:p>
          </table:table-cell>
          <table:table-cell table:style-name="Tableau2.A1" office:value-type="string">
            <text:p text:style-name="P10">Ateliers</text:p>
            <text:p text:style-name="P10">salle C103</text:p>
          </table:table-cell>
          <table:table-cell table:style-name="Tableau2.A1" office:value-type="string">
            <text:p text:style-name="P10">Ateliers</text:p>
            <text:p text:style-name="P10">salle A201</text:p>
          </table:table-cell>
          <table:table-cell table:style-name="Tableau2.A1" office:value-type="string">
            <text:p text:style-name="P10">Ateliers</text:p>
            <text:p text:style-name="P10">salle A202</text:p>
          </table:table-cell>
          <table:table-cell table:style-name="Tableau2.A1" office:value-type="string">
            <text:p text:style-name="P2">Ateliers</text:p>
            <text:p text:style-name="P2">salle A203</text:p>
          </table:table-cell>
        </table:table-row>
        <table:table-row>
          <table:table-cell table:style-name="Tableau2.A2" office:value-type="string">
            <text:p text:style-name="P10">9h30</text:p>
          </table:table-cell>
          <table:table-cell table:style-name="Tableau2.B2" table:number-columns-spanned="5" office:value-type="string">
            <text:p text:style-name="P10">Ouverture au public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2" office:value-type="string">
            <text:p text:style-name="P10">10h</text:p>
          </table:table-cell>
          <table:table-cell table:style-name="Tableau2.B3" office:value-type="string">
            <text:p text:style-name="P10"><text:span text:style-name="T2">Création de paquets Debian</text:span><text:line-break/><text:span text:style-name="T4">Lucas Nussbaum</text:span><text:line-break/></text:p>
          </table:table-cell>
          <table:table-cell table:style-name="Tableau2.B3" office:value-type="string">
            <text:p text:style-name="P10"><text:span text:style-name="T2">Atelier QtQuick (QML)</text:span><text:line-break/><text:span text:style-name="T4">Nicolas Arnaud-Cormos</text:span></text:p>
            <text:p text:style-name="P10">KDAB</text:p>
          </table:table-cell>
          <table:table-cell table:style-name="Tableau2.B3" office:value-type="string">
            <text:p text:style-name="P10"><text:span text:style-name="T2">Débutons avec Inkscape</text:span><text:line-break/><text:span text:style-name="T4">Elisa de Castro Guerra</text:span></text:p>
          </table:table-cell>
          <table:table-cell table:style-name="Tableau2.B3" office:value-type="string">
            <text:p text:style-name="P10"><text:bookmark-start text:name="__DdeLink__1732_5940812881"/><text:span text:style-name="T2">Blender et l'animation dynamique pour les effets visuels </text:span><text:line-break/><text:span text:style-name="T4">François Grassard</text:span><text:bookmark-end text:name="__DdeLink__1732_5940812881"/></text:p>
          </table:table-cell>
          <table:table-cell table:style-name="Tableau2.B3" office:value-type="string">
            <text:p text:style-name="P10"><text:span text:style-name="T2">Atelier Gimp</text:span><text:line-break/><text:span text:style-name="T4">Cédric Gémy</text:span></text:p>
          </table:table-cell>
        </table:table-row>
        <table:table-row table:style-name="Tableau2.4">
          <table:table-cell table:style-name="Tableau2.A2" office:value-type="string">
            <text:p text:style-name="P10">13h</text:p>
          </table:table-cell>
          <table:table-cell table:style-name="Tableau2.B2" table:number-columns-spanned="5" office:value-type="string">
            <text:p text:style-name="P10">Repas offert aux participants</text:p>
          </table:table-cell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2" office:value-type="string">
            <text:p text:style-name="P10">14h</text:p>
          </table:table-cell>
          <table:table-cell table:style-name="Tableau2.B3" office:value-type="string">
            <text:p text:style-name="P10"><text:span text:style-name="T2">Initiation à Ubuntu</text:span><text:line-break/><text:span text:style-name="T4">Fabien Adam, Régis Maura</text:span></text:p>
          </table:table-cell>
          <table:table-cell table:style-name="Tableau2.B3" office:value-type="string">
            <text:p text:style-name="P10"><text:span text:style-name="T2">Atelier Cloud avec OpenStack</text:span><text:line-break/><text:span text:style-name="T4">Christophe Sauthier, Lionel Porcheron</text:span></text:p>
          </table:table-cell>
          <table:table-cell table:style-name="Tableau2.B3" office:value-type="string">
            <text:p text:style-name="P10"><text:span text:style-name="T2">Atelier Scribus, Création d'un livre coopératif</text:span><text:line-break/><text:span text:style-name="T4">Cédric Gémy</text:span><text:line-break/></text:p>
          </table:table-cell>
          <table:table-cell table:style-name="Tableau2.B3" office:value-type="string">
            <text:p text:style-name="P10"><text:span text:style-name="T2">Bien démarrer avec Ardour</text:span><text:line-break/><text:span text:style-name="T4">François Girault</text:span></text:p>
          </table:table-cell>
          <table:table-cell table:style-name="Tableau2.B3" office:value-type="string">
            <text:p text:style-name="P10"><text:span text:style-name="T2">Atelier création d'une peinture numérique</text:span><text:line-break/><text:span text:style-name="T4">David Revoy</text:span></text:p>
          </table:table-cell>
        </table:table-row>
        <table:table-row>
          <table:table-cell table:style-name="Tableau2.A2" office:value-type="string">
            <text:p text:style-name="P10">17h</text:p>
          </table:table-cell>
          <table:table-cell table:style-name="Tableau2.B2" table:number-columns-spanned="5" office:value-type="string">
            <text:p text:style-name="P10">Clôture des ateliers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4"><text:bookmark-end text:name="__DdeLink__1750_594081288"/><text:soft-page-break/>Akademy-fr et DrupalCamp – dimanche 27 novembre 2011</text:p>
      <text:p text:style-name="P4"/>
      <text:p text:style-name="P6">L'accès aux ateliers Akademy-fr et DrupalCamp est gratuit, sur inscription.</text:p>
      <text:p text:style-name="P8"/>
      <table:table table:name="Tableau5" table:style-name="Tableau5">
        <table:table-column table:style-name="Tableau5.A"/>
        <table:table-column table:style-name="Tableau5.B" table:number-columns-repeated="4"/>
        <table:table-row>
          <table:table-cell table:style-name="Tableau5.A1" office:value-type="string">
            <text:p text:style-name="P19"/>
          </table:table-cell>
          <table:table-cell table:style-name="Tableau5.A1" table:number-columns-spanned="2" office:value-type="string">
            <text:p text:style-name="P17">Akademy-fr</text:p>
          </table:table-cell>
          <table:covered-table-cell/>
          <table:table-cell table:style-name="Tableau5.D1" table:number-columns-spanned="2" office:value-type="string">
            <text:p text:style-name="P18">DrupalCamp</text:p>
          </table:table-cell>
          <table:covered-table-cell/>
        </table:table-row>
        <table:table-row>
          <table:table-cell table:style-name="Tableau5.A2" office:value-type="string">
            <text:p text:style-name="P19"/>
          </table:table-cell>
          <table:table-cell table:style-name="Tableau5.A2" office:value-type="string">
            <text:p text:style-name="P10">Ateliers</text:p>
            <text:p text:style-name="P10">A303</text:p>
          </table:table-cell>
          <table:table-cell table:style-name="Tableau5.A2" office:value-type="string">
            <text:p text:style-name="P10">Ateliers</text:p>
            <text:p text:style-name="P10">A304</text:p>
          </table:table-cell>
          <table:table-cell table:style-name="Tableau5.A2" office:value-type="string">
            <text:p text:style-name="P10">Ateliers</text:p>
            <text:p text:style-name="P10">A301</text:p>
          </table:table-cell>
          <table:table-cell table:style-name="Tableau5.E2" office:value-type="string">
            <text:p text:style-name="P10">Ateliers</text:p>
            <text:p text:style-name="P10">A302</text:p>
          </table:table-cell>
        </table:table-row>
        <table:table-row>
          <table:table-cell table:style-name="Tableau5.A2" office:value-type="string">
            <text:p text:style-name="P10">9h30</text:p>
          </table:table-cell>
          <table:table-cell table:style-name="Tableau5.B3" table:number-columns-spanned="4" office:value-type="string">
            <text:p text:style-name="P10">Ouverture au public</text:p>
          </table:table-cell>
          <table:covered-table-cell/>
          <table:covered-table-cell/>
          <table:covered-table-cell/>
        </table:table-row>
        <table:table-row table:style-name="Tableau5.4">
          <table:table-cell table:style-name="Tableau5.A2" office:value-type="string">
            <text:p text:style-name="P10">10h</text:p>
          </table:table-cell>
          <table:table-cell table:style-name="Tableau5.B4" office:value-type="string">
            <text:p text:style-name="P10"><text:span text:style-name="T2">Zanshin</text:span><text:line-break/><text:span text:style-name="T4">Mario Bensi et Kévin Ottens</text:span></text:p>
            <text:p text:style-name="P10"/>
            <text:p text:style-name="P10"><text:span text:style-name="T2">Skrooge</text:span><text:line-break/><text:span text:style-name="T4">Stéphane Mankowski et Guiillaume de Bure</text:span></text:p>
          </table:table-cell>
          <table:table-cell table:style-name="Tableau5.B4" office:value-type="string">
            <text:p text:style-name="P10"><text:span text:style-name="T2">Atelier traduction</text:span><text:line-break/><text:span text:style-name="T4">Sébastien Renard et Ludovic Grossard</text:span></text:p>
          </table:table-cell>
          <table:table-cell table:style-name="Tableau5.B4" office:value-type="string">
            <text:p text:style-name="P11">Sprint de traduction</text:p>
          </table:table-cell>
          <table:table-cell table:style-name="Tableau5.B3" office:value-type="string">
            <text:p text:style-name="P11">install Party / Code Sprint</text:p>
          </table:table-cell>
        </table:table-row>
        <table:table-row table:style-name="Tableau5.4">
          <table:table-cell table:style-name="Tableau5.A2" office:value-type="string">
            <text:p text:style-name="P10">13h</text:p>
          </table:table-cell>
          <table:table-cell table:style-name="Tableau5.B3" table:number-columns-spanned="4" office:value-type="string">
            <text:p text:style-name="P10">Repas offert aux participants</text:p>
          </table:table-cell>
          <table:covered-table-cell/>
          <table:covered-table-cell/>
          <table:covered-table-cell/>
        </table:table-row>
        <table:table-row table:style-name="Tableau5.4">
          <table:table-cell table:style-name="Tableau5.A2" office:value-type="string">
            <text:p text:style-name="P10">14h</text:p>
          </table:table-cell>
          <table:table-cell table:style-name="Tableau5.B4" office:value-type="string">
            <text:p text:style-name="P10"><text:span text:style-name="T2">Création d'un plug-in Calligra</text:span><text:line-break/><text:span text:style-name="T4">Jean-Nicolas Artaud et Benjamin Port</text:span></text:p>
          </table:table-cell>
          <table:table-cell table:style-name="Tableau5.B4" office:value-type="string">
            <text:p text:style-name="P10"/>
            <text:p text:style-name="P10"><text:span text:style-name="T2">Atelier bug tracking</text:span><text:line-break/><text:span text:style-name="T4">Sabine Faure</text:span></text:p>
            <text:p text:style-name="P10"/>
            <text:p text:style-name="P10"><text:span text:style-name="T2">Atelier kdevelop</text:span><text:line-break/><text:span text:style-name="T4">Aleix Pol</text:span></text:p>
          </table:table-cell>
          <table:table-cell table:style-name="Tableau5.B4" office:value-type="string">
            <text:p text:style-name="P11">Sprint de traduction</text:p>
          </table:table-cell>
          <table:table-cell table:style-name="Tableau5.B3" office:value-type="string">
            <text:p text:style-name="P11">install Party / Code Sprint</text:p>
          </table:table-cell>
        </table:table-row>
        <table:table-row table:style-name="Tableau5.4">
          <table:table-cell table:style-name="Tableau5.A2" office:value-type="string">
            <text:p text:style-name="P10">17h</text:p>
          </table:table-cell>
          <table:table-cell table:style-name="Tableau5.B3" table:number-columns-spanned="4" office:value-type="string">
            <text:p text:style-name="P10">Pause</text:p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Bitstream Vera Serif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Bitstream Vera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4T20:09:17</meta:creation-date>
    <dc:date>2011-11-14T22:32:43</dc:date>
    <meta:editing-duration>PT1H37M20S</meta:editing-duration>
    <meta:editing-cycles>98</meta:editing-cycles>
    <meta:generator>LibreOffice/3.3$Unix LibreOffice_project/330m19$Build-401</meta:generator>
    <meta:document-statistic meta:table-count="5" meta:image-count="0" meta:object-count="0" meta:page-count="6" meta:paragraph-count="228" meta:word-count="889" meta:character-count="5753"/>
  </office:meta>
</office:document-meta>
</file>